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lPredicate.AllPredicate( Predicate [ ] pred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lPredicate.evaluate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llPredicate.ge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lPredicate.getInstance( Collection predica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llPredicate.getInstance( Predicate [ ] predica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